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s Formula (Equation) Editor</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t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Formulas as separate documents or files<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Formulas in LibreOffice documents<text:tab/>6</text:a></text:p>
          <text:p text:style-name="P66"><text:a xlink:type="simple" xlink:href="#__RefHeading__21562_1954213482" text:style-name="Index_20_Link" text:visited-style-name="Index_20_Link">Creating formulas<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Markup language<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Using markup language<text:tab/>9</text:a></text:p>
          <text:p text:style-name="P71"><text:a xlink:type="simple" xlink:href="#__RefHeading__17849_1701520952" text:style-name="Index_20_Link" text:visited-style-name="Index_20_Link">Symbols dialog<text:tab/>9</text:a></text:p>
          <text:p text:style-name="P68"><text:a xlink:type="simple" xlink:href="#__RefHeading__58789_1954213482" text:style-name="Index_20_Link" text:visited-style-name="Index_20_Link">Formula examples<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Example 2<text:tab/>11</text:a></text:p>
          <text:p text:style-name="P66"><text:a xlink:type="simple" xlink:href="#__RefHeading__58793_1954213482" text:style-name="Index_20_Link" text:visited-style-name="Index_20_Link">Editing formulas<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Using braces<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Unpaired brackets<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ecognizing functions<text:tab/>14</text:a></text:p>
          <text:p text:style-name="P68"><text:a xlink:type="simple" xlink:href="#__RefHeading__38942_314314075" text:style-name="Index_20_Link" text:visited-style-name="Index_20_Link">Formulas over multiple lines<text:tab/>14</text:a></text:p>
          <text:p text:style-name="P68"><text:a xlink:type="simple" xlink:href="#__RefHeading__20881_1760461578" text:style-name="Index_20_Link" text:visited-style-name="Index_20_Link">Adding limits to sum/integral commands<text:tab/>15</text:a></text:p>
          <text:p text:style-name="P68"><text:a xlink:type="simple" xlink:href="#__RefHeading__20885_1760461578" text:style-name="Index_20_Link" text:visited-style-name="Index_20_Link">Writing derivatives<text:tab/>15</text:a></text:p>
          <text:p text:style-name="P68"><text:a xlink:type="simple" xlink:href="#__RefHeading__39056_314314075" text:style-name="Index_20_Link" text:visited-style-name="Index_20_Link">Markup language characters as normal characters<text:tab/>16</text:a></text:p>
          <text:p text:style-name="P68"><text:a xlink:type="simple" xlink:href="#__RefHeading__39058_314314075" text:style-name="Index_20_Link" text:visited-style-name="Index_20_Link">Text in formulas<text:tab/>16</text:a></text:p>
          <text:p text:style-name="P68"><text:a xlink:type="simple" xlink:href="#__RefHeading__10683_2028479666" text:style-name="Index_20_Link" text:visited-style-name="Index_20_Link">Aligning formulas using equals sign<text:tab/>17</text:a></text:p>
          <text:p text:style-name="P66"><text:a xlink:type="simple" xlink:href="#__RefHeading__58797_1954213482" text:style-name="Index_20_Link" text:visited-style-name="Index_20_Link">Changing formula appearance<text:tab/>17</text:a></text:p>
          <text:p text:style-name="P68"><text:a xlink:type="simple" xlink:href="#__RefHeading__18197_270489466" text:style-name="Index_20_Link" text:visited-style-name="Index_20_Link">Formula font size<text:tab/>17</text:a></text:p>
          <text:p text:style-name="P71"><text:a xlink:type="simple" xlink:href="#__RefHeading__59075_1675482542" text:style-name="Index_20_Link" text:visited-style-name="Index_20_Link">Current formula font size<text:tab/>17</text:a></text:p>
          <text:p text:style-name="P71"><text:a xlink:type="simple" xlink:href="#__RefHeading__59077_1675482542" text:style-name="Index_20_Link" text:visited-style-name="Index_20_Link">Default formula font size<text:tab/>18</text:a></text:p>
          <text:p text:style-name="P68"><text:a xlink:type="simple" xlink:href="#__RefHeading__17201_270489466" text:style-name="Index_20_Link" text:visited-style-name="Index_20_Link">Formula fonts<text:tab/>18</text:a></text:p>
          <text:p text:style-name="P71"><text:a xlink:type="simple" xlink:href="#__RefHeading__17261_1314189033" text:style-name="Index_20_Link" text:visited-style-name="Index_20_Link">Current formula fonts<text:tab/>18</text:a></text:p>
          <text:p text:style-name="P71"><text:a xlink:type="simple" xlink:href="#__RefHeading__17263_1314189033" text:style-name="Index_20_Link" text:visited-style-name="Index_20_Link">Default formula fonts<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ckground color<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Formulas as separate documents or files<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Formulas in LibreOffice documents<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Creating formulas<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Markup language<text:bookmark-end text:name="__RefHeading__58785_1954213482"/></text:h>
      <text:p text:style-name="P61"><text:alphabetical-index-mark text:string-value="matematické značky"/>Markup language is <text:alphabetical-index-mark text:string-value="Markup language"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Using markup language<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Symbols dialog<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Formula examples<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Example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Editing formulas<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Using braces<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Example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Unpaired brackets<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ecognizing functions<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Markup language characters as normal characters<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 in formulas<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Aligning formulas using equals sign<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Changing formula appearance<text:bookmark-end text:name="__RefHeading__58797_1954213482"/></text:h>
      <text:h text:style-name="P81" text:outline-level="2"><text:bookmark-start text:name="__RefHeading__18197_270489466"/>Formula font size<text:bookmark-end text:name="__RefHeading__18197_270489466"/></text:h>
      <text:h text:style-name="P107" text:outline-level="3"><text:bookmark-start text:name="__RefHeading__59075_1675482542"/>Current formula font siz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Default formula font siz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Formula fonts<text:bookmark-end text:name="__RefHeading__17201_270489466"/></text:h>
      <text:h text:style-name="P107" text:outline-level="3"><text:bookmark-start text:name="__RefHeading__17261_1314189033"/>Current formula fonts<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Default formula fonts<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ckground color<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Alternatively,</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Chapter 9  Getting Started with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